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E0A8FA8D51FD59D2C7.png" manifest:media-type="image/png"/>
  <manifest:file-entry manifest:full-path="Pictures/100000000000044000000302B4201E3152D2FAB9.jpg" manifest:media-type="image/jpeg"/>
  <manifest:file-entry manifest:full-path="Pictures/1000000000000280000001E06192CAB15CB264A2.png" manifest:media-type="image/png"/>
  <manifest:file-entry manifest:full-path="Pictures/100000000000038000000295172E780AB467B582.png" manifest:media-type="image/png"/>
  <manifest:file-entry manifest:full-path="Pictures/10000000000004010000021884BCFEA5F30F7F35.jpg" manifest:media-type="image/jpeg"/>
  <manifest:file-entry manifest:full-path="Pictures/1000000000000280000001E0D79BFEA2BBC29A86.png" manifest:media-type="image/png"/>
  <manifest:file-entry manifest:full-path="Pictures/10000000000004A50000007EF9D9DF96ECB5C40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16cm, 0cm, 0cm, 2.621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126cm" fo:min-width="0cm"/>
      <style:paragraph-properties style:writing-mode="lr-tb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background-color="transparent"/>
    </style:style>
    <style:style style:name="P3" style:family="paragraph">
      <loext:graphic-properties draw:fill="solid" draw:fill-color="#ffffff"/>
      <style:text-properties fo:background-color="transparen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cm" svg:height="9cm" svg:x="0.5cm" svg:y="1.5cm">
          <draw:image xlink:href="Pictures/1000000000000280000001E06192CAB15CB264A2.png" xlink:type="simple" xlink:show="embed" xlink:actuate="onLoad" draw:mime-type="image/png">
            <text:p/>
          </draw:image>
        </draw:frame>
        <draw:frame draw:style-name="gr2" draw:text-style-name="P1" draw:layer="layout" svg:width="15cm" svg:height="8.183cm" svg:x="13cm" svg:y="2cm">
          <draw:image xlink:href="Pictures/10000000000004010000021884BCFEA5F30F7F35.jpg" xlink:type="simple" xlink:show="embed" xlink:actuate="onLoad" draw:mime-type="image/jpeg">
            <text:p/>
          </draw:image>
        </draw:frame>
        <draw:frame draw:style-name="gr1" draw:text-style-name="P1" draw:layer="layout" svg:width="27.999cm" svg:height="2.966cm" svg:x="0cm" svg:y="11.534cm">
          <draw:image xlink:href="Pictures/10000000000004A50000007EF9D9DF96ECB5C408.jpg" xlink:type="simple" xlink:show="embed" xlink:actuate="onLoad" draw:mime-type="image/jpeg">
            <text:p/>
          </draw:image>
        </draw:frame>
        <draw:frame draw:style-name="gr3" draw:text-style-name="P3" draw:layer="layout" svg:width="6cm" svg:height="2.376cm" svg:x="2cm" svg:y="12cm">
          <draw:text-box>
            <text:p text:style-name="P2"><text:span text:style-name="T1">Views</text:span></text:p>
          </draw:text-box>
        </draw:frame>
        <draw:line draw:style-name="gr4" draw:text-style-name="P4" draw:layer="layout" svg:x1="0cm" svg:y1="14.5cm" svg:x2="28cm" svg:y2="14.5cm">
          <text:p/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2.966cm" svg:x="0cm" svg:y="11.534cm">
          <draw:image xlink:href="Pictures/10000000000004A50000007EF9D9DF96ECB5C408.jpg" xlink:type="simple" xlink:show="embed" xlink:actuate="onLoad" draw:mime-type="image/jpeg">
            <text:p/>
          </draw:image>
        </draw:frame>
        <draw:frame draw:style-name="gr3" draw:text-style-name="P3" draw:layer="layout" svg:width="6cm" svg:height="2.376cm" svg:x="2cm" svg:y="12cm">
          <draw:text-box>
            <text:p text:style-name="P2"><text:span text:style-name="T1">Views</text:span></text:p>
          </draw:text-box>
        </draw:frame>
        <draw:line draw:style-name="gr4" draw:text-style-name="P4" draw:layer="layout" svg:x1="0cm" svg:y1="14.5cm" svg:x2="28cm" svg:y2="14.5cm">
          <text:p/>
        </draw:line>
        <draw:frame draw:style-name="gr1" draw:text-style-name="P1" draw:layer="layout" svg:width="14.583cm" svg:height="10.321cm" svg:x="13.417cm" svg:y="1cm">
          <draw:image xlink:href="Pictures/100000000000044000000302B4201E3152D2FAB9.jpg" xlink:type="simple" xlink:show="embed" xlink:actuate="onLoad" draw:mime-type="image/jpeg">
            <text:p/>
          </draw:image>
        </draw:frame>
        <draw:frame draw:style-name="gr6" draw:text-style-name="P6" draw:layer="layout" svg:width="11.598cm" svg:height="8.698cm" svg:x="1cm" svg:y="1.5cm">
          <draw:image xlink:href="Pictures/1000000000000280000001E0A8FA8D51FD59D2C7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2.966cm" svg:x="0cm" svg:y="11.534cm">
          <draw:image xlink:href="Pictures/10000000000004A50000007EF9D9DF96ECB5C408.jpg" xlink:type="simple" xlink:show="embed" xlink:actuate="onLoad" draw:mime-type="image/jpeg">
            <text:p/>
          </draw:image>
        </draw:frame>
        <draw:frame draw:style-name="gr3" draw:text-style-name="P3" draw:layer="layout" svg:width="6cm" svg:height="2.376cm" svg:x="2cm" svg:y="12cm">
          <draw:text-box>
            <text:p text:style-name="P2"><text:span text:style-name="T1">Views</text:span></text:p>
          </draw:text-box>
        </draw:frame>
        <draw:line draw:style-name="gr4" draw:text-style-name="P4" draw:layer="layout" svg:x1="0cm" svg:y1="14.5cm" svg:x2="28cm" svg:y2="14.5cm">
          <text:p/>
        </draw:line>
        <draw:frame draw:style-name="gr1" draw:text-style-name="P1" draw:layer="layout" svg:width="13.555cm" svg:height="10cm" svg:x="13.445cm" svg:y="1cm">
          <draw:image xlink:href="Pictures/100000000000038000000295172E780AB467B582.png" xlink:type="simple" xlink:show="embed" xlink:actuate="onLoad" draw:mime-type="image/png">
            <text:p/>
          </draw:image>
        </draw:frame>
        <draw:frame draw:style-name="gr6" draw:text-style-name="P6" draw:layer="layout" svg:width="10.921cm" svg:height="8.191cm" svg:x="2cm" svg:y="1.809cm">
          <draw:image xlink:href="Pictures/1000000000000280000001E0D79BFEA2BBC29A86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4T01:06:43.204000000</meta:creation-date>
    <dc:date>2021-06-14T01:22:44.197000000</dc:date>
    <meta:editing-duration>PT5M50S</meta:editing-duration>
    <meta:editing-cycles>2</meta:editing-cycles>
    <meta:generator>LibreOffice/7.1.0.3$Windows_X86_64 LibreOffice_project/f6099ecf3d29644b5008cc8f48f42f4a40986e4c</meta:generator>
    <meta:document-statistic meta:object-count="42"/>
  </office:meta>
</office:document-meta>
</file>